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7.59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ts-calc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Epreuve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Disqualification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centième</text:p>
          </table:table-cell>
          <table:table-cell office:value-type="string" calcext:value-type="string">
            <text:p>résultats temps</text:p>
          </table:table-cell>
          <table:table-cell office:value-type="string" calcext:value-type="string">
            <text:p>nombres longueurs</text:p>
          </table:table-cell>
          <table:table-cell office:value-type="string" calcext:value-type="string">
            <text:p>distance lue</text:p>
          </table:table-cell>
          <table:table-cell office:value-type="string" calcext:value-type="string">
            <text:p>distance réel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]*60+[.L2]+[.M2]/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O2]*50+IF(MOD([.O2];2); [.P2]-50; -[.P2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]*60+[.L3]+[.M3]/100" office:value-type="float" office:value="0" calcext:value-type="float">
            <text:p>0</text:p>
          </table:table-cell>
          <table:table-cell table:number-columns-repeated="2"/>
          <table:table-cell table:formula="of:=[.O3]*50+IF(MOD([.O3];2); [.P3]-50; -[.P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]*60+[.L4]+[.M4]/100" office:value-type="float" office:value="0" calcext:value-type="float">
            <text:p>0</text:p>
          </table:table-cell>
          <table:table-cell table:number-columns-repeated="2"/>
          <table:table-cell table:formula="of:=[.O4]*50+IF(MOD([.O4];2); [.P4]-50; -[.P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]*60+[.L5]+[.M5]/100" office:value-type="float" office:value="0" calcext:value-type="float">
            <text:p>0</text:p>
          </table:table-cell>
          <table:table-cell table:number-columns-repeated="2"/>
          <table:table-cell table:formula="of:=[.O5]*50+IF(MOD([.O5];2); [.P5]-50; -[.P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]*60+[.L6]+[.M6]/100" office:value-type="float" office:value="0" calcext:value-type="float">
            <text:p>0</text:p>
          </table:table-cell>
          <table:table-cell table:number-columns-repeated="2"/>
          <table:table-cell table:formula="of:=[.O6]*50+IF(MOD([.O6];2); [.P6]-50; -[.P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]*60+[.L7]+[.M7]/100" office:value-type="float" office:value="0" calcext:value-type="float">
            <text:p>0</text:p>
          </table:table-cell>
          <table:table-cell table:number-columns-repeated="2"/>
          <table:table-cell table:formula="of:=[.O7]*50+IF(MOD([.O7];2); [.P7]-50; -[.P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]*60+[.L8]+[.M8]/100" office:value-type="float" office:value="0" calcext:value-type="float">
            <text:p>0</text:p>
          </table:table-cell>
          <table:table-cell table:number-columns-repeated="2"/>
          <table:table-cell table:formula="of:=[.O8]*50+IF(MOD([.O8];2); [.P8]-50; -[.P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]*60+[.L9]+[.M9]/100" office:value-type="float" office:value="0" calcext:value-type="float">
            <text:p>0</text:p>
          </table:table-cell>
          <table:table-cell table:number-columns-repeated="2"/>
          <table:table-cell table:formula="of:=[.O9]*50+IF(MOD([.O9];2); [.P9]-50; -[.P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]*60+[.L10]+[.M10]/100" office:value-type="float" office:value="0" calcext:value-type="float">
            <text:p>0</text:p>
          </table:table-cell>
          <table:table-cell table:number-columns-repeated="2"/>
          <table:table-cell table:formula="of:=[.O10]*50+IF(MOD([.O10];2); [.P10]-50; -[.P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]*60+[.L11]+[.M11]/100" office:value-type="float" office:value="0" calcext:value-type="float">
            <text:p>0</text:p>
          </table:table-cell>
          <table:table-cell table:number-columns-repeated="2"/>
          <table:table-cell table:formula="of:=[.O11]*50+IF(MOD([.O11];2); [.P11]-50; -[.P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]*60+[.L12]+[.M12]/100" office:value-type="float" office:value="0" calcext:value-type="float">
            <text:p>0</text:p>
          </table:table-cell>
          <table:table-cell table:number-columns-repeated="2"/>
          <table:table-cell table:formula="of:=[.O12]*50+IF(MOD([.O12];2); [.P12]-50; -[.P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3]*60+[.L13]+[.M13]/100" office:value-type="float" office:value="0" calcext:value-type="float">
            <text:p>0</text:p>
          </table:table-cell>
          <table:table-cell table:number-columns-repeated="2"/>
          <table:table-cell table:formula="of:=[.O13]*50+IF(MOD([.O13];2); [.P13]-50; -[.P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4]*60+[.L14]+[.M14]/100" office:value-type="float" office:value="0" calcext:value-type="float">
            <text:p>0</text:p>
          </table:table-cell>
          <table:table-cell table:number-columns-repeated="2"/>
          <table:table-cell table:formula="of:=[.O14]*50+IF(MOD([.O14];2); [.P14]-50; -[.P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5]*60+[.L15]+[.M15]/100" office:value-type="float" office:value="0" calcext:value-type="float">
            <text:p>0</text:p>
          </table:table-cell>
          <table:table-cell table:number-columns-repeated="2"/>
          <table:table-cell table:formula="of:=[.O15]*50+IF(MOD([.O15];2); [.P15]-50; -[.P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6]*60+[.L16]+[.M16]/100" office:value-type="float" office:value="0" calcext:value-type="float">
            <text:p>0</text:p>
          </table:table-cell>
          <table:table-cell table:number-columns-repeated="2"/>
          <table:table-cell table:formula="of:=[.O16]*50+IF(MOD([.O16];2); [.P16]-50; -[.P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7]*60+[.L17]+[.M17]/100" office:value-type="float" office:value="0" calcext:value-type="float">
            <text:p>0</text:p>
          </table:table-cell>
          <table:table-cell table:number-columns-repeated="2"/>
          <table:table-cell table:formula="of:=[.O17]*50+IF(MOD([.O17];2); [.P17]-50; -[.P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8]*60+[.L18]+[.M18]/100" office:value-type="float" office:value="0" calcext:value-type="float">
            <text:p>0</text:p>
          </table:table-cell>
          <table:table-cell table:number-columns-repeated="2"/>
          <table:table-cell table:formula="of:=[.O18]*50+IF(MOD([.O18];2); [.P18]-50; -[.P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9]*60+[.L19]+[.M19]/100" office:value-type="float" office:value="0" calcext:value-type="float">
            <text:p>0</text:p>
          </table:table-cell>
          <table:table-cell table:number-columns-repeated="2"/>
          <table:table-cell table:formula="of:=[.O19]*50+IF(MOD([.O19];2); [.P19]-50; -[.P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0]*60+[.L20]+[.M20]/100" office:value-type="float" office:value="0" calcext:value-type="float">
            <text:p>0</text:p>
          </table:table-cell>
          <table:table-cell table:number-columns-repeated="2"/>
          <table:table-cell table:formula="of:=[.O20]*50+IF(MOD([.O20];2); [.P20]-50; -[.P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1]*60+[.L21]+[.M21]/100" office:value-type="float" office:value="0" calcext:value-type="float">
            <text:p>0</text:p>
          </table:table-cell>
          <table:table-cell table:number-columns-repeated="2"/>
          <table:table-cell table:formula="of:=[.O21]*50+IF(MOD([.O21];2); [.P21]-50; -[.P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2]*60+[.L22]+[.M22]/100" office:value-type="float" office:value="0" calcext:value-type="float">
            <text:p>0</text:p>
          </table:table-cell>
          <table:table-cell table:number-columns-repeated="2"/>
          <table:table-cell table:formula="of:=[.O22]*50+IF(MOD([.O22];2); [.P22]-50; -[.P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3]*60+[.L23]+[.M23]/100" office:value-type="float" office:value="0" calcext:value-type="float">
            <text:p>0</text:p>
          </table:table-cell>
          <table:table-cell table:number-columns-repeated="2"/>
          <table:table-cell table:formula="of:=[.O23]*50+IF(MOD([.O23];2); [.P23]-50; -[.P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4]*60+[.L24]+[.M24]/100" office:value-type="float" office:value="0" calcext:value-type="float">
            <text:p>0</text:p>
          </table:table-cell>
          <table:table-cell table:number-columns-repeated="2"/>
          <table:table-cell table:formula="of:=[.O24]*50+IF(MOD([.O24];2); [.P24]-50; -[.P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5]*60+[.L25]+[.M25]/100" office:value-type="float" office:value="0" calcext:value-type="float">
            <text:p>0</text:p>
          </table:table-cell>
          <table:table-cell table:number-columns-repeated="2"/>
          <table:table-cell table:formula="of:=[.O25]*50+IF(MOD([.O25];2); [.P25]-50; -[.P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6]*60+[.L26]+[.M26]/100" office:value-type="float" office:value="0" calcext:value-type="float">
            <text:p>0</text:p>
          </table:table-cell>
          <table:table-cell table:number-columns-repeated="2"/>
          <table:table-cell table:formula="of:=[.O26]*50+IF(MOD([.O26];2); [.P26]-50; -[.P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7]*60+[.L27]+[.M27]/100" office:value-type="float" office:value="0" calcext:value-type="float">
            <text:p>0</text:p>
          </table:table-cell>
          <table:table-cell table:number-columns-repeated="2"/>
          <table:table-cell table:formula="of:=[.O27]*50+IF(MOD([.O27];2); [.P27]-50; -[.P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8]*60+[.L28]+[.M28]/100" office:value-type="float" office:value="0" calcext:value-type="float">
            <text:p>0</text:p>
          </table:table-cell>
          <table:table-cell table:number-columns-repeated="2"/>
          <table:table-cell table:formula="of:=[.O28]*50+IF(MOD([.O28];2); [.P28]-50; -[.P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9]*60+[.L29]+[.M29]/100" office:value-type="float" office:value="0" calcext:value-type="float">
            <text:p>0</text:p>
          </table:table-cell>
          <table:table-cell table:number-columns-repeated="2"/>
          <table:table-cell table:formula="of:=[.O29]*50+IF(MOD([.O29];2); [.P29]-50; -[.P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0]*60+[.L30]+[.M30]/100" office:value-type="float" office:value="0" calcext:value-type="float">
            <text:p>0</text:p>
          </table:table-cell>
          <table:table-cell table:number-columns-repeated="2"/>
          <table:table-cell table:formula="of:=[.O30]*50+IF(MOD([.O30];2); [.P30]-50; -[.P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1]*60+[.L31]+[.M31]/100" office:value-type="float" office:value="0" calcext:value-type="float">
            <text:p>0</text:p>
          </table:table-cell>
          <table:table-cell table:number-columns-repeated="2"/>
          <table:table-cell table:formula="of:=[.O31]*50+IF(MOD([.O31];2); [.P31]-50; -[.P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2]*60+[.L32]+[.M32]/100" office:value-type="float" office:value="0" calcext:value-type="float">
            <text:p>0</text:p>
          </table:table-cell>
          <table:table-cell table:number-columns-repeated="2"/>
          <table:table-cell table:formula="of:=[.O32]*50+IF(MOD([.O32];2); [.P32]-50; -[.P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3]*60+[.L33]+[.M33]/100" office:value-type="float" office:value="0" calcext:value-type="float">
            <text:p>0</text:p>
          </table:table-cell>
          <table:table-cell table:number-columns-repeated="2"/>
          <table:table-cell table:formula="of:=[.O33]*50+IF(MOD([.O33];2); [.P33]-50; -[.P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4]*60+[.L34]+[.M34]/100" office:value-type="float" office:value="0" calcext:value-type="float">
            <text:p>0</text:p>
          </table:table-cell>
          <table:table-cell table:number-columns-repeated="2"/>
          <table:table-cell table:formula="of:=[.O34]*50+IF(MOD([.O34];2); [.P34]-50; -[.P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5]*60+[.L35]+[.M35]/100" office:value-type="float" office:value="0" calcext:value-type="float">
            <text:p>0</text:p>
          </table:table-cell>
          <table:table-cell table:number-columns-repeated="2"/>
          <table:table-cell table:formula="of:=[.O35]*50+IF(MOD([.O35];2); [.P35]-50; -[.P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6]*60+[.L36]+[.M36]/100" office:value-type="float" office:value="0" calcext:value-type="float">
            <text:p>0</text:p>
          </table:table-cell>
          <table:table-cell table:number-columns-repeated="2"/>
          <table:table-cell table:formula="of:=[.O36]*50+IF(MOD([.O36];2); [.P36]-50; -[.P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7]*60+[.L37]+[.M37]/100" office:value-type="float" office:value="0" calcext:value-type="float">
            <text:p>0</text:p>
          </table:table-cell>
          <table:table-cell table:number-columns-repeated="2"/>
          <table:table-cell table:formula="of:=[.O37]*50+IF(MOD([.O37];2); [.P37]-50; -[.P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8]*60+[.L38]+[.M38]/100" office:value-type="float" office:value="0" calcext:value-type="float">
            <text:p>0</text:p>
          </table:table-cell>
          <table:table-cell table:number-columns-repeated="2"/>
          <table:table-cell table:formula="of:=[.O38]*50+IF(MOD([.O38];2); [.P38]-50; -[.P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9]*60+[.L39]+[.M39]/100" office:value-type="float" office:value="0" calcext:value-type="float">
            <text:p>0</text:p>
          </table:table-cell>
          <table:table-cell table:number-columns-repeated="2"/>
          <table:table-cell table:formula="of:=[.O39]*50+IF(MOD([.O39];2); [.P39]-50; -[.P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0]*60+[.L40]+[.M40]/100" office:value-type="float" office:value="0" calcext:value-type="float">
            <text:p>0</text:p>
          </table:table-cell>
          <table:table-cell table:number-columns-repeated="2"/>
          <table:table-cell table:formula="of:=[.O40]*50+IF(MOD([.O40];2); [.P40]-50; -[.P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1]*60+[.L41]+[.M41]/100" office:value-type="float" office:value="0" calcext:value-type="float">
            <text:p>0</text:p>
          </table:table-cell>
          <table:table-cell table:number-columns-repeated="2"/>
          <table:table-cell table:formula="of:=[.O41]*50+IF(MOD([.O41];2); [.P41]-50; -[.P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2]*60+[.L42]+[.M42]/100" office:value-type="float" office:value="0" calcext:value-type="float">
            <text:p>0</text:p>
          </table:table-cell>
          <table:table-cell table:number-columns-repeated="2"/>
          <table:table-cell table:formula="of:=[.O42]*50+IF(MOD([.O42];2); [.P42]-50; -[.P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3]*60+[.L43]+[.M43]/100" office:value-type="float" office:value="0" calcext:value-type="float">
            <text:p>0</text:p>
          </table:table-cell>
          <table:table-cell table:number-columns-repeated="2"/>
          <table:table-cell table:formula="of:=[.O43]*50+IF(MOD([.O43];2); [.P43]-50; -[.P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4]*60+[.L44]+[.M44]/100" office:value-type="float" office:value="0" calcext:value-type="float">
            <text:p>0</text:p>
          </table:table-cell>
          <table:table-cell table:number-columns-repeated="2"/>
          <table:table-cell table:formula="of:=[.O44]*50+IF(MOD([.O44];2); [.P44]-50; -[.P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5]*60+[.L45]+[.M45]/100" office:value-type="float" office:value="0" calcext:value-type="float">
            <text:p>0</text:p>
          </table:table-cell>
          <table:table-cell table:number-columns-repeated="2"/>
          <table:table-cell table:formula="of:=[.O45]*50+IF(MOD([.O45];2); [.P45]-50; -[.P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6]*60+[.L46]+[.M46]/100" office:value-type="float" office:value="0" calcext:value-type="float">
            <text:p>0</text:p>
          </table:table-cell>
          <table:table-cell table:number-columns-repeated="2"/>
          <table:table-cell table:formula="of:=[.O46]*50+IF(MOD([.O46];2); [.P46]-50; -[.P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7]*60+[.L47]+[.M47]/100" office:value-type="float" office:value="0" calcext:value-type="float">
            <text:p>0</text:p>
          </table:table-cell>
          <table:table-cell table:number-columns-repeated="2"/>
          <table:table-cell table:formula="of:=[.O47]*50+IF(MOD([.O47];2); [.P47]-50; -[.P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8]*60+[.L48]+[.M48]/100" office:value-type="float" office:value="0" calcext:value-type="float">
            <text:p>0</text:p>
          </table:table-cell>
          <table:table-cell table:number-columns-repeated="2"/>
          <table:table-cell table:formula="of:=[.O48]*50+IF(MOD([.O48];2); [.P48]-50; -[.P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9]*60+[.L49]+[.M49]/100" office:value-type="float" office:value="0" calcext:value-type="float">
            <text:p>0</text:p>
          </table:table-cell>
          <table:table-cell table:number-columns-repeated="2"/>
          <table:table-cell table:formula="of:=[.O49]*50+IF(MOD([.O49];2); [.P49]-50; -[.P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0]*60+[.L50]+[.M50]/100" office:value-type="float" office:value="0" calcext:value-type="float">
            <text:p>0</text:p>
          </table:table-cell>
          <table:table-cell table:number-columns-repeated="2"/>
          <table:table-cell table:formula="of:=[.O50]*50+IF(MOD([.O50];2); [.P50]-50; -[.P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1]*60+[.L51]+[.M51]/100" office:value-type="float" office:value="0" calcext:value-type="float">
            <text:p>0</text:p>
          </table:table-cell>
          <table:table-cell table:number-columns-repeated="2"/>
          <table:table-cell table:formula="of:=[.O51]*50+IF(MOD([.O51];2); [.P51]-50; -[.P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2]*60+[.L52]+[.M52]/100" office:value-type="float" office:value="0" calcext:value-type="float">
            <text:p>0</text:p>
          </table:table-cell>
          <table:table-cell table:number-columns-repeated="2"/>
          <table:table-cell table:formula="of:=[.O52]*50+IF(MOD([.O52];2); [.P52]-50; -[.P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3]*60+[.L53]+[.M53]/100" office:value-type="float" office:value="0" calcext:value-type="float">
            <text:p>0</text:p>
          </table:table-cell>
          <table:table-cell table:number-columns-repeated="2"/>
          <table:table-cell table:formula="of:=[.O53]*50+IF(MOD([.O53];2); [.P53]-50; -[.P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4]*60+[.L54]+[.M54]/100" office:value-type="float" office:value="0" calcext:value-type="float">
            <text:p>0</text:p>
          </table:table-cell>
          <table:table-cell table:number-columns-repeated="2"/>
          <table:table-cell table:formula="of:=[.O54]*50+IF(MOD([.O54];2); [.P54]-50; -[.P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5]*60+[.L55]+[.M55]/100" office:value-type="float" office:value="0" calcext:value-type="float">
            <text:p>0</text:p>
          </table:table-cell>
          <table:table-cell table:number-columns-repeated="2"/>
          <table:table-cell table:formula="of:=[.O55]*50+IF(MOD([.O55];2); [.P55]-50; -[.P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6]*60+[.L56]+[.M56]/100" office:value-type="float" office:value="0" calcext:value-type="float">
            <text:p>0</text:p>
          </table:table-cell>
          <table:table-cell table:number-columns-repeated="2"/>
          <table:table-cell table:formula="of:=[.O56]*50+IF(MOD([.O56];2); [.P56]-50; -[.P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7]*60+[.L57]+[.M57]/100" office:value-type="float" office:value="0" calcext:value-type="float">
            <text:p>0</text:p>
          </table:table-cell>
          <table:table-cell table:number-columns-repeated="2"/>
          <table:table-cell table:formula="of:=[.O57]*50+IF(MOD([.O57];2); [.P57]-50; -[.P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8]*60+[.L58]+[.M58]/100" office:value-type="float" office:value="0" calcext:value-type="float">
            <text:p>0</text:p>
          </table:table-cell>
          <table:table-cell table:number-columns-repeated="2"/>
          <table:table-cell table:formula="of:=[.O58]*50+IF(MOD([.O58];2); [.P58]-50; -[.P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9]*60+[.L59]+[.M59]/100" office:value-type="float" office:value="0" calcext:value-type="float">
            <text:p>0</text:p>
          </table:table-cell>
          <table:table-cell table:number-columns-repeated="2"/>
          <table:table-cell table:formula="of:=[.O59]*50+IF(MOD([.O59];2); [.P59]-50; -[.P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0]*60+[.L60]+[.M60]/100" office:value-type="float" office:value="0" calcext:value-type="float">
            <text:p>0</text:p>
          </table:table-cell>
          <table:table-cell table:number-columns-repeated="2"/>
          <table:table-cell table:formula="of:=[.O60]*50+IF(MOD([.O60];2); [.P60]-50; -[.P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1]*60+[.L61]+[.M61]/100" office:value-type="float" office:value="0" calcext:value-type="float">
            <text:p>0</text:p>
          </table:table-cell>
          <table:table-cell table:number-columns-repeated="2"/>
          <table:table-cell table:formula="of:=[.O61]*50+IF(MOD([.O61];2); [.P61]-50; -[.P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2]*60+[.L62]+[.M62]/100" office:value-type="float" office:value="0" calcext:value-type="float">
            <text:p>0</text:p>
          </table:table-cell>
          <table:table-cell table:number-columns-repeated="2"/>
          <table:table-cell table:formula="of:=[.O62]*50+IF(MOD([.O62];2); [.P62]-50; -[.P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3]*60+[.L63]+[.M63]/100" office:value-type="float" office:value="0" calcext:value-type="float">
            <text:p>0</text:p>
          </table:table-cell>
          <table:table-cell table:number-columns-repeated="2"/>
          <table:table-cell table:formula="of:=[.O63]*50+IF(MOD([.O63];2); [.P63]-50; -[.P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4]*60+[.L64]+[.M64]/100" office:value-type="float" office:value="0" calcext:value-type="float">
            <text:p>0</text:p>
          </table:table-cell>
          <table:table-cell table:number-columns-repeated="2"/>
          <table:table-cell table:formula="of:=[.O64]*50+IF(MOD([.O64];2); [.P64]-50; -[.P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5]*60+[.L65]+[.M65]/100" office:value-type="float" office:value="0" calcext:value-type="float">
            <text:p>0</text:p>
          </table:table-cell>
          <table:table-cell table:number-columns-repeated="2"/>
          <table:table-cell table:formula="of:=[.O65]*50+IF(MOD([.O65];2); [.P65]-50; -[.P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6]*60+[.L66]+[.M66]/100" office:value-type="float" office:value="0" calcext:value-type="float">
            <text:p>0</text:p>
          </table:table-cell>
          <table:table-cell table:number-columns-repeated="2"/>
          <table:table-cell table:formula="of:=[.O66]*50+IF(MOD([.O66];2); [.P66]-50; -[.P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7]*60+[.L67]+[.M67]/100" office:value-type="float" office:value="0" calcext:value-type="float">
            <text:p>0</text:p>
          </table:table-cell>
          <table:table-cell table:number-columns-repeated="2"/>
          <table:table-cell table:formula="of:=[.O67]*50+IF(MOD([.O67];2); [.P67]-50; -[.P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8]*60+[.L68]+[.M68]/100" office:value-type="float" office:value="0" calcext:value-type="float">
            <text:p>0</text:p>
          </table:table-cell>
          <table:table-cell table:number-columns-repeated="2"/>
          <table:table-cell table:formula="of:=[.O68]*50+IF(MOD([.O68];2); [.P68]-50; -[.P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9]*60+[.L69]+[.M69]/100" office:value-type="float" office:value="0" calcext:value-type="float">
            <text:p>0</text:p>
          </table:table-cell>
          <table:table-cell table:number-columns-repeated="2"/>
          <table:table-cell table:formula="of:=[.O69]*50+IF(MOD([.O69];2); [.P69]-50; -[.P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0]*60+[.L70]+[.M70]/100" office:value-type="float" office:value="0" calcext:value-type="float">
            <text:p>0</text:p>
          </table:table-cell>
          <table:table-cell table:number-columns-repeated="2"/>
          <table:table-cell table:formula="of:=[.O70]*50+IF(MOD([.O70];2); [.P70]-50; -[.P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1]*60+[.L71]+[.M71]/100" office:value-type="float" office:value="0" calcext:value-type="float">
            <text:p>0</text:p>
          </table:table-cell>
          <table:table-cell table:number-columns-repeated="2"/>
          <table:table-cell table:formula="of:=[.O71]*50+IF(MOD([.O71];2); [.P71]-50; -[.P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2]*60+[.L72]+[.M72]/100" office:value-type="float" office:value="0" calcext:value-type="float">
            <text:p>0</text:p>
          </table:table-cell>
          <table:table-cell table:number-columns-repeated="2"/>
          <table:table-cell table:formula="of:=[.O72]*50+IF(MOD([.O72];2); [.P72]-50; -[.P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3]*60+[.L73]+[.M73]/100" office:value-type="float" office:value="0" calcext:value-type="float">
            <text:p>0</text:p>
          </table:table-cell>
          <table:table-cell table:number-columns-repeated="2"/>
          <table:table-cell table:formula="of:=[.O73]*50+IF(MOD([.O73];2); [.P73]-50; -[.P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4]*60+[.L74]+[.M74]/100" office:value-type="float" office:value="0" calcext:value-type="float">
            <text:p>0</text:p>
          </table:table-cell>
          <table:table-cell table:number-columns-repeated="2"/>
          <table:table-cell table:formula="of:=[.O74]*50+IF(MOD([.O74];2); [.P74]-50; -[.P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5]*60+[.L75]+[.M75]/100" office:value-type="float" office:value="0" calcext:value-type="float">
            <text:p>0</text:p>
          </table:table-cell>
          <table:table-cell table:number-columns-repeated="2"/>
          <table:table-cell table:formula="of:=[.O75]*50+IF(MOD([.O75];2); [.P75]-50; -[.P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6]*60+[.L76]+[.M76]/100" office:value-type="float" office:value="0" calcext:value-type="float">
            <text:p>0</text:p>
          </table:table-cell>
          <table:table-cell table:number-columns-repeated="2"/>
          <table:table-cell table:formula="of:=[.O76]*50+IF(MOD([.O76];2); [.P76]-50; -[.P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7]*60+[.L77]+[.M77]/100" office:value-type="float" office:value="0" calcext:value-type="float">
            <text:p>0</text:p>
          </table:table-cell>
          <table:table-cell table:number-columns-repeated="2"/>
          <table:table-cell table:formula="of:=[.O77]*50+IF(MOD([.O77];2); [.P77]-50; -[.P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8]*60+[.L78]+[.M78]/100" office:value-type="float" office:value="0" calcext:value-type="float">
            <text:p>0</text:p>
          </table:table-cell>
          <table:table-cell table:number-columns-repeated="2"/>
          <table:table-cell table:formula="of:=[.O78]*50+IF(MOD([.O78];2); [.P78]-50; -[.P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9]*60+[.L79]+[.M79]/100" office:value-type="float" office:value="0" calcext:value-type="float">
            <text:p>0</text:p>
          </table:table-cell>
          <table:table-cell table:number-columns-repeated="2"/>
          <table:table-cell table:formula="of:=[.O79]*50+IF(MOD([.O79];2); [.P79]-50; -[.P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0]*60+[.L80]+[.M80]/100" office:value-type="float" office:value="0" calcext:value-type="float">
            <text:p>0</text:p>
          </table:table-cell>
          <table:table-cell table:number-columns-repeated="2"/>
          <table:table-cell table:formula="of:=[.O80]*50+IF(MOD([.O80];2); [.P80]-50; -[.P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1]*60+[.L81]+[.M81]/100" office:value-type="float" office:value="0" calcext:value-type="float">
            <text:p>0</text:p>
          </table:table-cell>
          <table:table-cell table:number-columns-repeated="2"/>
          <table:table-cell table:formula="of:=[.O81]*50+IF(MOD([.O81];2); [.P81]-50; -[.P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2]*60+[.L82]+[.M82]/100" office:value-type="float" office:value="0" calcext:value-type="float">
            <text:p>0</text:p>
          </table:table-cell>
          <table:table-cell table:number-columns-repeated="2"/>
          <table:table-cell table:formula="of:=[.O82]*50+IF(MOD([.O82];2); [.P82]-50; -[.P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3]*60+[.L83]+[.M83]/100" office:value-type="float" office:value="0" calcext:value-type="float">
            <text:p>0</text:p>
          </table:table-cell>
          <table:table-cell table:number-columns-repeated="2"/>
          <table:table-cell table:formula="of:=[.O83]*50+IF(MOD([.O83];2); [.P83]-50; -[.P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4]*60+[.L84]+[.M84]/100" office:value-type="float" office:value="0" calcext:value-type="float">
            <text:p>0</text:p>
          </table:table-cell>
          <table:table-cell table:number-columns-repeated="2"/>
          <table:table-cell table:formula="of:=[.O84]*50+IF(MOD([.O84];2); [.P84]-50; -[.P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5]*60+[.L85]+[.M85]/100" office:value-type="float" office:value="0" calcext:value-type="float">
            <text:p>0</text:p>
          </table:table-cell>
          <table:table-cell table:number-columns-repeated="2"/>
          <table:table-cell table:formula="of:=[.O85]*50+IF(MOD([.O85];2); [.P85]-50; -[.P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6]*60+[.L86]+[.M86]/100" office:value-type="float" office:value="0" calcext:value-type="float">
            <text:p>0</text:p>
          </table:table-cell>
          <table:table-cell table:number-columns-repeated="2"/>
          <table:table-cell table:formula="of:=[.O86]*50+IF(MOD([.O86];2); [.P86]-50; -[.P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7]*60+[.L87]+[.M87]/100" office:value-type="float" office:value="0" calcext:value-type="float">
            <text:p>0</text:p>
          </table:table-cell>
          <table:table-cell table:number-columns-repeated="2"/>
          <table:table-cell table:formula="of:=[.O87]*50+IF(MOD([.O87];2); [.P87]-50; -[.P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8]*60+[.L88]+[.M88]/100" office:value-type="float" office:value="0" calcext:value-type="float">
            <text:p>0</text:p>
          </table:table-cell>
          <table:table-cell table:number-columns-repeated="2"/>
          <table:table-cell table:formula="of:=[.O88]*50+IF(MOD([.O88];2); [.P88]-50; -[.P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9]*60+[.L89]+[.M89]/100" office:value-type="float" office:value="0" calcext:value-type="float">
            <text:p>0</text:p>
          </table:table-cell>
          <table:table-cell table:number-columns-repeated="2"/>
          <table:table-cell table:formula="of:=[.O89]*50+IF(MOD([.O89];2); [.P89]-50; -[.P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0]*60+[.L90]+[.M90]/100" office:value-type="float" office:value="0" calcext:value-type="float">
            <text:p>0</text:p>
          </table:table-cell>
          <table:table-cell table:number-columns-repeated="2"/>
          <table:table-cell table:formula="of:=[.O90]*50+IF(MOD([.O90];2); [.P90]-50; -[.P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1]*60+[.L91]+[.M91]/100" office:value-type="float" office:value="0" calcext:value-type="float">
            <text:p>0</text:p>
          </table:table-cell>
          <table:table-cell table:number-columns-repeated="2"/>
          <table:table-cell table:formula="of:=[.O91]*50+IF(MOD([.O91];2); [.P91]-50; -[.P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2]*60+[.L92]+[.M92]/100" office:value-type="float" office:value="0" calcext:value-type="float">
            <text:p>0</text:p>
          </table:table-cell>
          <table:table-cell table:number-columns-repeated="2"/>
          <table:table-cell table:formula="of:=[.O92]*50+IF(MOD([.O92];2); [.P92]-50; -[.P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3]*60+[.L93]+[.M93]/100" office:value-type="float" office:value="0" calcext:value-type="float">
            <text:p>0</text:p>
          </table:table-cell>
          <table:table-cell table:number-columns-repeated="2"/>
          <table:table-cell table:formula="of:=[.O93]*50+IF(MOD([.O93];2); [.P93]-50; -[.P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4]*60+[.L94]+[.M94]/100" office:value-type="float" office:value="0" calcext:value-type="float">
            <text:p>0</text:p>
          </table:table-cell>
          <table:table-cell table:number-columns-repeated="2"/>
          <table:table-cell table:formula="of:=[.O94]*50+IF(MOD([.O94];2); [.P94]-50; -[.P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5]*60+[.L95]+[.M95]/100" office:value-type="float" office:value="0" calcext:value-type="float">
            <text:p>0</text:p>
          </table:table-cell>
          <table:table-cell table:number-columns-repeated="2"/>
          <table:table-cell table:formula="of:=[.O95]*50+IF(MOD([.O95];2); [.P95]-50; -[.P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6]*60+[.L96]+[.M96]/100" office:value-type="float" office:value="0" calcext:value-type="float">
            <text:p>0</text:p>
          </table:table-cell>
          <table:table-cell table:number-columns-repeated="2"/>
          <table:table-cell table:formula="of:=[.O96]*50+IF(MOD([.O96];2); [.P96]-50; -[.P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7]*60+[.L97]+[.M97]/100" office:value-type="float" office:value="0" calcext:value-type="float">
            <text:p>0</text:p>
          </table:table-cell>
          <table:table-cell table:number-columns-repeated="2"/>
          <table:table-cell table:formula="of:=[.O97]*50+IF(MOD([.O97];2); [.P97]-50; -[.P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8]*60+[.L98]+[.M98]/100" office:value-type="float" office:value="0" calcext:value-type="float">
            <text:p>0</text:p>
          </table:table-cell>
          <table:table-cell table:number-columns-repeated="2"/>
          <table:table-cell table:formula="of:=[.O98]*50+IF(MOD([.O98];2); [.P98]-50; -[.P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9]*60+[.L99]+[.M99]/100" office:value-type="float" office:value="0" calcext:value-type="float">
            <text:p>0</text:p>
          </table:table-cell>
          <table:table-cell table:number-columns-repeated="2"/>
          <table:table-cell table:formula="of:=[.O99]*50+IF(MOD([.O99];2); [.P99]-50; -[.P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0]*60+[.L100]+[.M100]/100" office:value-type="float" office:value="0" calcext:value-type="float">
            <text:p>0</text:p>
          </table:table-cell>
          <table:table-cell table:number-columns-repeated="2"/>
          <table:table-cell table:formula="of:=[.O100]*50+IF(MOD([.O100];2); [.P100]-50; -[.P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1]*60+[.L101]+[.M101]/100" office:value-type="float" office:value="0" calcext:value-type="float">
            <text:p>0</text:p>
          </table:table-cell>
          <table:table-cell table:number-columns-repeated="2"/>
          <table:table-cell table:formula="of:=[.O101]*50+IF(MOD([.O101];2); [.P101]-50; -[.P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2]*60+[.L102]+[.M102]/100" office:value-type="float" office:value="0" calcext:value-type="float">
            <text:p>0</text:p>
          </table:table-cell>
          <table:table-cell table:number-columns-repeated="2"/>
          <table:table-cell table:formula="of:=[.O102]*50+IF(MOD([.O102];2); [.P102]-50; -[.P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3]*60+[.L103]+[.M103]/100" office:value-type="float" office:value="0" calcext:value-type="float">
            <text:p>0</text:p>
          </table:table-cell>
          <table:table-cell table:number-columns-repeated="2"/>
          <table:table-cell table:formula="of:=[.O103]*50+IF(MOD([.O103];2); [.P103]-50; -[.P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4]*60+[.L104]+[.M104]/100" office:value-type="float" office:value="0" calcext:value-type="float">
            <text:p>0</text:p>
          </table:table-cell>
          <table:table-cell table:number-columns-repeated="2"/>
          <table:table-cell table:formula="of:=[.O104]*50+IF(MOD([.O104];2); [.P104]-50; -[.P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5]*60+[.L105]+[.M105]/100" office:value-type="float" office:value="0" calcext:value-type="float">
            <text:p>0</text:p>
          </table:table-cell>
          <table:table-cell table:number-columns-repeated="2"/>
          <table:table-cell table:formula="of:=[.O105]*50+IF(MOD([.O105];2); [.P105]-50; -[.P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6]*60+[.L106]+[.M106]/100" office:value-type="float" office:value="0" calcext:value-type="float">
            <text:p>0</text:p>
          </table:table-cell>
          <table:table-cell table:number-columns-repeated="2"/>
          <table:table-cell table:formula="of:=[.O106]*50+IF(MOD([.O106];2); [.P106]-50; -[.P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7]*60+[.L107]+[.M107]/100" office:value-type="float" office:value="0" calcext:value-type="float">
            <text:p>0</text:p>
          </table:table-cell>
          <table:table-cell table:number-columns-repeated="2"/>
          <table:table-cell table:formula="of:=[.O107]*50+IF(MOD([.O107];2); [.P107]-50; -[.P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8]*60+[.L108]+[.M108]/100" office:value-type="float" office:value="0" calcext:value-type="float">
            <text:p>0</text:p>
          </table:table-cell>
          <table:table-cell table:number-columns-repeated="2"/>
          <table:table-cell table:formula="of:=[.O108]*50+IF(MOD([.O108];2); [.P108]-50; -[.P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9]*60+[.L109]+[.M109]/100" office:value-type="float" office:value="0" calcext:value-type="float">
            <text:p>0</text:p>
          </table:table-cell>
          <table:table-cell table:number-columns-repeated="2"/>
          <table:table-cell table:formula="of:=[.O109]*50+IF(MOD([.O109];2); [.P109]-50; -[.P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0]*60+[.L110]+[.M110]/100" office:value-type="float" office:value="0" calcext:value-type="float">
            <text:p>0</text:p>
          </table:table-cell>
          <table:table-cell table:number-columns-repeated="2"/>
          <table:table-cell table:formula="of:=[.O110]*50+IF(MOD([.O110];2); [.P110]-50; -[.P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1]*60+[.L111]+[.M111]/100" office:value-type="float" office:value="0" calcext:value-type="float">
            <text:p>0</text:p>
          </table:table-cell>
          <table:table-cell table:number-columns-repeated="2"/>
          <table:table-cell table:formula="of:=[.O111]*50+IF(MOD([.O111];2); [.P111]-50; -[.P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2]*60+[.L112]+[.M112]/100" office:value-type="float" office:value="0" calcext:value-type="float">
            <text:p>0</text:p>
          </table:table-cell>
          <table:table-cell table:number-columns-repeated="2"/>
          <table:table-cell table:formula="of:=[.O112]*50+IF(MOD([.O112];2); [.P112]-50; -[.P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3]*60+[.L113]+[.M113]/100" office:value-type="float" office:value="0" calcext:value-type="float">
            <text:p>0</text:p>
          </table:table-cell>
          <table:table-cell table:number-columns-repeated="2"/>
          <table:table-cell table:formula="of:=[.O113]*50+IF(MOD([.O113];2); [.P113]-50; -[.P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4]*60+[.L114]+[.M114]/100" office:value-type="float" office:value="0" calcext:value-type="float">
            <text:p>0</text:p>
          </table:table-cell>
          <table:table-cell table:number-columns-repeated="2"/>
          <table:table-cell table:formula="of:=[.O114]*50+IF(MOD([.O114];2); [.P114]-50; -[.P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5]*60+[.L115]+[.M115]/100" office:value-type="float" office:value="0" calcext:value-type="float">
            <text:p>0</text:p>
          </table:table-cell>
          <table:table-cell table:number-columns-repeated="2"/>
          <table:table-cell table:formula="of:=[.O115]*50+IF(MOD([.O115];2); [.P115]-50; -[.P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6]*60+[.L116]+[.M116]/100" office:value-type="float" office:value="0" calcext:value-type="float">
            <text:p>0</text:p>
          </table:table-cell>
          <table:table-cell table:number-columns-repeated="2"/>
          <table:table-cell table:formula="of:=[.O116]*50+IF(MOD([.O116];2); [.P116]-50; -[.P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7]*60+[.L117]+[.M117]/100" office:value-type="float" office:value="0" calcext:value-type="float">
            <text:p>0</text:p>
          </table:table-cell>
          <table:table-cell table:number-columns-repeated="2"/>
          <table:table-cell table:formula="of:=[.O117]*50+IF(MOD([.O117];2); [.P117]-50; -[.P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8]*60+[.L118]+[.M118]/100" office:value-type="float" office:value="0" calcext:value-type="float">
            <text:p>0</text:p>
          </table:table-cell>
          <table:table-cell table:number-columns-repeated="2"/>
          <table:table-cell table:formula="of:=[.O118]*50+IF(MOD([.O118];2); [.P118]-50; -[.P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9]*60+[.L119]+[.M119]/100" office:value-type="float" office:value="0" calcext:value-type="float">
            <text:p>0</text:p>
          </table:table-cell>
          <table:table-cell table:number-columns-repeated="2"/>
          <table:table-cell table:formula="of:=[.O119]*50+IF(MOD([.O119];2); [.P119]-50; -[.P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0]*60+[.L120]+[.M120]/100" office:value-type="float" office:value="0" calcext:value-type="float">
            <text:p>0</text:p>
          </table:table-cell>
          <table:table-cell table:number-columns-repeated="2"/>
          <table:table-cell table:formula="of:=[.O120]*50+IF(MOD([.O120];2); [.P120]-50; -[.P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1]*60+[.L121]+[.M121]/100" office:value-type="float" office:value="0" calcext:value-type="float">
            <text:p>0</text:p>
          </table:table-cell>
          <table:table-cell table:number-columns-repeated="2"/>
          <table:table-cell table:formula="of:=[.O121]*50+IF(MOD([.O121];2); [.P121]-50; -[.P12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22:22:47.779815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5-22T22:45:27.303602702</dc:date>
    <meta:editing-duration>PT5M18S</meta:editing-duration>
    <meta:editing-cycles>4</meta:editing-cycles>
    <meta:document-statistic meta:table-count="1" meta:cell-count="1579" meta:object-count="0"/>
  </office:meta>
</office:document-meta>
</file>